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paragraph-rsid="000b3061"/>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officeooo:rsid="001c79cc" officeooo:paragraph-rsid="001c79cc"/>
    </style:style>
    <style:style style:name="P6" style:family="paragraph" style:parent-style-name="Text_20_body">
      <style:text-properties fo:font-weight="bold" officeooo:rsid="001c79cc" officeooo:paragraph-rsid="001c79cc" style:font-weight-asian="bold" style:font-weight-complex="bold"/>
    </style:style>
    <style:style style:name="P7" style:family="paragraph" style:parent-style-name="Text_20_body">
      <style:text-properties fo:font-weight="bold" officeooo:rsid="00218aa9" officeooo:paragraph-rsid="00218aa9" style:font-weight-asian="bold" style:font-weight-complex="bold"/>
    </style:style>
    <style:style style:name="P8" style:family="paragraph" style:parent-style-name="Text_20_body">
      <style:text-properties officeooo:rsid="00218aa9" officeooo:paragraph-rsid="00218aa9"/>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Heading_20_2">
      <style:paragraph-properties fo:margin-top="0cm" fo:margin-bottom="0.499cm" loext:contextual-spacing="false"/>
    </style:style>
    <style:style style:name="P12" style:family="paragraph" style:parent-style-name="Preformatted_20_Text">
      <style:paragraph-properties fo:margin-top="0cm" fo:margin-bottom="0.499cm" loext:contextual-spacing="false"/>
    </style:style>
    <style:style style:name="P13" style:family="paragraph" style:parent-style-name="Preformatted_20_Text" style:list-style-name="L3">
      <style:paragraph-properties fo:margin-top="0cm" fo:margin-bottom="0.499cm" loext:contextual-spacing="false"/>
    </style:style>
    <style:style style:name="P14" style:family="paragraph" style:parent-style-name="Preformatted_20_Text">
      <style:paragraph-properties fo:margin-left="1cm" fo:margin-right="1cm" fo:margin-top="0cm" fo:margin-bottom="0.499cm" loext:contextual-spacing="false" fo:text-indent="0cm" style:auto-text-indent="false"/>
    </style:style>
    <style:style style:name="T1" style:family="text">
      <style:text-properties officeooo:rsid="000abd66"/>
    </style:style>
    <style:style style:name="T2" style:family="text">
      <style:text-properties fo:font-weight="bold" style:font-weight-asian="bold" style:font-weight-complex="bold"/>
    </style:style>
    <style:style style:name="T3" style:family="text">
      <style:text-properties fo:font-weight="bold" officeooo:rsid="000abd66" style:font-weight-asian="bold" style:font-weight-complex="bold"/>
    </style:style>
    <style:style style:name="T4" style:family="text">
      <style:text-properties officeooo:rsid="000fd63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2"><text:span text:style-name="Emphasis"><text:span text:style-name="T3">S</text:span></text:span><text:span text:style-name="Emphasis"><text:span text:style-name="T2">cript</text:span></text:span></text:p>
      <text:p text:style-name="Text_20_body"><text:span text:style-name="Emphasis"><text:span text:style-name="T1">S</text:span></text:span><text:span text:style-name="Emphasis">cript</text:span> is a file with a sequence of instructions that are executed each time the script is called. </text:p>
      <text:p text:style-name="Text_20_body">the word script is used to refer to a file containing a logical sequence of orders or a batch processing file. This is usually a simple program, stored in a plain text file.</text:p>
      <text:p text:style-name="Text_20_body">Scripts are always processed by some kind of interpreter, which is responsible for executing each command sequentially.</text:p>
      <text:p text:style-name="Text_20_body">A plain text file containing Python code that is intended to be directly executed by the user is usually called <text:span text:style-name="Strong_20_Emphasis">script</text:span></text:p>
      <text:p text:style-name="Text_20_body"><text:span text:style-name="Strong_20_Emphasis"/></text:p>
      <text:p text:style-name="P6">How to run scripts</text:p>
      <text:p text:style-name="P5">script1.py &amp;</text:p>
      <text:p text:style-name="Text_20_body"/>
      <text:p text:style-name="Text_20_body"/>
      <text:p text:style-name="Text_20_body"/>
      <text:p text:style-name="P7">main</text:p>
      <text:p text:style-name="P8"/>
      <text:p text:style-name="P8">Note: When you include this statement if __name__ == “__main__” in the program, </text:p>
      <text:p text:style-name="P8">it tells the interpreter that it should always be executed as a standalone program only, and you cannot execute this program if it is imported as a module.</text:p>
      <text:p text:style-name="P8"/>
      <text:p text:style-name="P8">"""</text:p>
      <text:p text:style-name="P8"><text:s text:c="4"/>When Python interpreter reads a source file, it will execute all the code found in it from TOP to Bottom.</text:p>
      <text:p text:style-name="P8"><text:s text:c="4"/>When Python runs the "source file" as the main program, it sets the special variable (__name__) to have a value ("__main__").</text:p>
      <text:p text:style-name="P8"><text:s text:c="4"/>When you execute the main function, it will then read the "if" statement and checks whether __name__ does equal to __main__.</text:p>
      <text:p text:style-name="P8"><text:s text:c="4"/>In Python "if__name__== "__main__" allows you to run the Python files either as reusable modules or standalone programs. </text:p>
      <text:p text:style-name="P8">"""</text:p>
      <text:p text:style-name="P8"/>
      <text:p text:style-name="P8">"""</text:p>
      <text:p text:style-name="P8">In Python 3, you do not need to use if__name. Following code also works</text:p>
      <text:p text:style-name="P8">"""</text:p>
      <text:p text:style-name="P8"/>
      <text:p text:style-name="P8">def main():</text:p>
      <text:p text:style-name="P8"><text:s text:c="2"/>print("Hello World!")</text:p>
      <text:p text:style-name="P8"><text:s text:c="2"/></text:p>
      <text:p text:style-name="P8">main()</text:p>
      <text:p text:style-name="P8">print("Guru99")</text:p>
      <text:p text:style-name="P8"/>
      <text:p text:style-name="P8"/>
      <text:h text:style-name="P11" text:outline-level="2">Importing objects from modules</text:h>
      <text:p text:style-name="P12">from os import *</text:p>
      <text:p text:style-name="Text_20_body">This is called the <text:span text:style-name="Emphasis">star import</text:span> and please, <text:span text:style-name="Strong_20_Emphasis">Do not use it</text:span></text:p>
      <text:list xml:id="list1197998646" text:style-name="L2">
        <text:list-item>
          <text:p text:style-name="P10">Makes the code harder to read and understand: where do symbols come from? </text:p>
        </text:list-item>
        <text:list-item>
          <text:p text:style-name="P10">Makes it impossible to guess the functionality by the context and the name (hint: <text:span text:style-name="Citation">os.name</text:span> is the name of the OS), and to profit usefully from tab completion. </text:p>
        </text:list-item>
        <text:list-item>
          <text:p text:style-name="P10">Restricts the variable names you can use: <text:span text:style-name="Citation">os.name</text:span> might override <text:span text:style-name="Citation">name</text:span>, or vise-versa. </text:p>
        </text:list-item>
        <text:list-item>
          <text:p text:style-name="P10">Creates possible name clashes between modules. </text:p>
        </text:list-item>
        <text:list-item>
          <text:p text:style-name="P3">Makes the code impossible to statically check for undefined symbols. </text:p>
        </text:list-item>
      </text:list>
      <text:p text:style-name="Text_20_body"/>
      <text:p text:style-name="Text_20_body"/>
      <text:h text:style-name="Heading_20_2" text:outline-level="2">Creating modules</text:h>
      <text:p text:style-name="Standard"/>
      <text:p text:style-name="Standard"><text:span text:style-name="T4">I</text:span>f we want to write larger and better organized programs (compared to simple scripts), where some objects are defined, (variables, functions, classes) and that we want to reuse several times, we have to create our own <text:span text:style-name="Emphasis">modules</text:span>.</text:p>
      <text:p text:style-name="Standard"/>
      <text:p text:style-name="Standard"/>
      <text:p text:style-name="Standard"/>
      <text:h text:style-name="Heading_20_3" text:outline-level="3"><text:bookmark text:name="running-modules-with-the-m-option"/>Running Modules With the <text:span text:style-name="Source_20_Text">-m</text:span> Option</text:h>
      <text:p text:style-name="Text_20_body">Python offers a series of command-line options that you can use according to your needs. For example, if you want to run a Python module, you can use the command <text:span text:style-name="Source_20_Text">python -m &lt;module-name&gt;</text:span>.</text:p>
      <text:p text:style-name="Text_20_body">The <text:span text:style-name="Source_20_Text">-m</text:span> option searches <text:span text:style-name="Source_20_Text">sys.path</text:span> for the module name and runs its content as <text:span text:style-name="Source_20_Text">__main__</text:span>:</text:p>
      <text:p text:style-name="Preformatted_20_Text">$ python3 -m hello</text:p>
      <text:p text:style-name="P12">Hello World!</text:p>
      <text:p text:style-name="Text_20_body"><text:span text:style-name="Strong_20_Emphasis">Note:</text:span> <text:span text:style-name="Source_20_Text">module-name</text:span> needs to be the name of a module object, not a string.</text:p>
      <text:p text:style-name="Standard"/>
      <text:p text:style-name="Standard"/>
      <text:p text:style-name="Text_20_body"><text:span text:style-name="Strong_20_Emphasis">Module caching</text:span></text:p>
      <text:p text:style-name="Quotations">Modules are cached: if you modify <text:span text:style-name="Source_20_Text">demo.py</text:span> and re-import it in the old session, you will get the old one.</text:p>
      <text:p text:style-name="Text_20_body">Solution:</text:p>
      <text:p text:style-name="P14">reload(demo)</text:p>
      <text:p text:style-name="Text_20_body">In Python3 instead <text:span text:style-name="Source_20_Text">reload</text:span> is not builtin, so you have to import the <text:span text:style-name="Source_20_Text">importlib</text:span> module first and then do:</text:p>
      <text:p text:style-name="P12">importlib.reload(demo)</text:p>
      <text:p text:style-name="Standard"/>
      <text:p text:style-name="Standard"/>
      <text:h text:style-name="Heading_20_3" text:outline-level="3">How modules are found and imported</text:h>
      <text:p text:style-name="Text_20_body">When the <text:span text:style-name="Source_20_Text">import mymodule</text:span> statement is executed, the module <text:span text:style-name="Source_20_Text">mymodule</text:span> is searched in a given list of directories. This list includes a list of installation-dependent default path (e.g., <text:span text:style-name="Source_20_Text">/usr/lib/python</text:span>) as well as the list of directories specified by the environment variable <text:span text:style-name="Source_20_Text">PYTHONPATH</text:span>.</text:p>
      <text:p text:style-name="Standard">The list of directories searched by Python is given by the <text:span text:style-name="Source_20_Text">sys.path</text:span> variable</text:p>
      <text:p text:style-name="Standard"/>
      <text:p text:style-name="Standard"/>
      <text:p text:style-name="P12">import sys</text:p>
      <text:p text:style-name="P12">sys.path</text:p>
      <text:p text:style-name="Standard"/>
      <text:p text:style-name="Standard">['/home/star/hbproject/tools',</text:p>
      <text:p text:style-name="Standard"><text:s/>'/home/star/anaconda3/lib/python37.zip',</text:p>
      <text:p text:style-name="Standard"><text:s/>'/home/star/anaconda3/lib/python3.7',</text:p>
      <text:p text:style-name="Standard"><text:s/>'/home/star/anaconda3/lib/python3.7/lib-dynload',</text:p>
      <text:p text:style-name="Standard"><text:s/>'',</text:p>
      <text:p text:style-name="Standard"><text:s/>'/home/star/anaconda3/lib/python3.7/site-packages',</text:p>
      <text:p text:style-name="Standard"><text:s/>'/home/star/anaconda3/lib/python3.7/site-packages/IPython/extensions',</text:p>
      <text:p text:style-name="Standard"><text:s/>'/home/star/.ipython']</text:p>
      <text:p text:style-name="Standard"/>
      <text:p text:style-name="Text_20_body">Modules must be located in the search path, therefore you can:</text:p>
      <text:list xml:id="list563143138" text:style-name="L3">
        <text:list-item>
          <text:p text:style-name="P4">write your own modules within directories already defined in the search path (e.g. <text:span text:style-name="Source_20_Text">$HOME/.local/lib/python2.7/dist-packages</text:span>). You may use symbolic links (on Linux) to keep the code somewhere else.</text:p>
        </text:list-item>
        <text:list-item>
          <text:p text:style-name="P4">modify the environment variable <text:span text:style-name="Source_20_Text">PYTHONPATH</text:span> to include the directories containing the user-defined modules.</text:p>
          <text:p text:style-name="P4">On Linux/Unix, add the following line to a file read by the shell at startup (e.g. /etc/profile, .profile)</text:p>
          <text:p text:style-name="P13">export PYTHONPATH=$PYTHONPATH:/home/emma/user_defined_modules</text:p>
        </text:list-item>
      </text:list>
      <text:p text:style-name="Standard">or modify the <text:span text:style-name="Source_20_Text">sys.path</text:span> variable itself within a Python script.</text:p>
      <text:p text:style-name="Standard"/>
      <text:p text:style-name="Preformatted_20_Text">import sys</text:p>
      <text:p text:style-name="Preformatted_20_Text">new_path = '/home/emma/user_defined_modules'</text:p>
      <text:p text:style-name="Preformatted_20_Text">if new_path not in sys.path:</text:p>
      <text:p text:style-name="P12"><text:s text:c="4"/>sys.path.append(new_path)</text:p>
      <text:p text:style-name="Text_20_body">This method is not very robust, however, because it makes the code less portable (user-dependent path) and because you have to add the directory to your sys.path each time you want to import from a module in this directory.</text:p>
      <text:p text:style-name="Standard"/>
      <text:h text:style-name="Heading_20_2" text:outline-level="2">Scripts or modules? How to organize your code</text:h>
      <text:p text:style-name="Text_20_body">Note - <text:s/>Rule of thumb</text:p>
      <text:list xml:id="list3006188308" text:style-name="L1">
        <text:list-item>
          <text:p text:style-name="P9">Sets of instructions that are called several times should be written inside <text:span text:style-name="Strong_20_Emphasis">functions</text:span> for better code reusability. </text:p>
        </text:list-item>
        <text:list-item>
          <text:p text:style-name="P1">Functions (or other bits of code) that are called from several scripts should be written inside a <text:span text:style-name="Strong_20_Emphasis">module</text:span>, so that only the module is imported in the different scripts (do not copy-and-paste your functions in the different scripts!). </text:p>
        </text:list-item>
      </text:list>
      <text:p text:style-name="Standard"/>
      <text:p text:style-name="Standard"/>
      <text:h text:style-name="Heading_20_2" text:outline-level="2">Packages</text:h>
      <text:p text:style-name="Standard">A directory that contains many modules is called a <text:span text:style-name="Emphasis">package</text:span>. A package is a module with submodules (which can have submodules themselves, etc.). A special file called <text:span text:style-name="Source_20_Text">__init__.py</text:span> (which may be empty) tells Python that the directory is a Python package, from which modules can be imported.</text:p>
      <text:p text:style-name="Standard"/>
      <text:p text:style-name="Standard"/>
      <text:p text:style-name="Preformatted_20_Text">sound/ <text:s text:c="25"/>Top-level package</text:p>
      <text:p text:style-name="Preformatted_20_Text"><text:s text:c="6"/>__init__.py <text:s text:c="14"/>Initialize the sound package</text:p>
      <text:p text:style-name="Preformatted_20_Text"><text:s text:c="6"/>formats/ <text:s text:c="17"/>Subpackage for file format conversions</text:p>
      <text:p text:style-name="Preformatted_20_Text"><text:s text:c="14"/>__init__.py</text:p>
      <text:p text:style-name="Preformatted_20_Text"><text:s text:c="14"/>wavread.py</text:p>
      <text:p text:style-name="Preformatted_20_Text"><text:s text:c="14"/>wavwrite.py</text:p>
      <text:p text:style-name="Preformatted_20_Text"><text:s text:c="14"/>aiffread.py</text:p>
      <text:p text:style-name="Preformatted_20_Text"><text:s text:c="14"/>aiffwrite.py</text:p>
      <text:p text:style-name="Preformatted_20_Text"><text:s text:c="14"/>auread.py</text:p>
      <text:p text:style-name="Preformatted_20_Text"><text:s text:c="14"/>auwrite.py</text:p>
      <text:p text:style-name="Preformatted_20_Text"><text:s text:c="14"/>...</text:p>
      <text:p text:style-name="Preformatted_20_Text"><text:s text:c="6"/>effects/ <text:s text:c="17"/>Subpackage for sound effects</text:p>
      <text:p text:style-name="Preformatted_20_Text"><text:s text:c="14"/>__init__.py</text:p>
      <text:p text:style-name="Preformatted_20_Text"><text:s text:c="14"/>echo.py</text:p>
      <text:p text:style-name="Preformatted_20_Text"><text:s text:c="14"/>surround.py</text:p>
      <text:p text:style-name="Preformatted_20_Text"><text:s text:c="14"/>reverse.py</text:p>
      <text:p text:style-name="Preformatted_20_Text"><text:s text:c="14"/>...</text:p>
      <text:p text:style-name="Preformatted_20_Text"><text:s text:c="6"/>filters/ <text:s text:c="17"/>Subpackage for filters</text:p>
      <text:p text:style-name="Preformatted_20_Text"><text:s text:c="14"/>__init__.py</text:p>
      <text:p text:style-name="Preformatted_20_Text"><text:s text:c="14"/>equalizer.py</text:p>
      <text:p text:style-name="Preformatted_20_Text"><text:s text:c="14"/>vocoder.py</text:p>
      <text:p text:style-name="Preformatted_20_Text"><text:s text:c="14"/>karaoke.py</text:p>
      <text:p text:style-name="P12"><text:s text:c="14"/>...</text:p>
      <text:p text:style-name="Text_20_body">When importing the package, Python searches through the directories on <text:span text:style-name="Source_20_Text">sys.path</text:span> looking for the package subdirectory.</text:p>
      <text:p text:style-name="Text_20_body">The <text:span text:style-name="Source_20_Text">__init__.py</text:span> files are required to make Python treat directories containing the file as packages. This prevents directories with a common name, such as <text:span text:style-name="Source_20_Text">string</text:span>, unintentionally hiding valid modules that occur later on the module search path. In the simplest case, <text:span text:style-name="Source_20_Text">__init__.py</text:span> can just be an empty file, but it can also execute initialization code for the package or set the <text:span text:style-name="Source_20_Text">__all__</text:span> variable, described later.</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08:27:54.528152195</meta:creation-date>
    <dc:date>2019-05-26T10:58:55.531991713</dc:date>
    <meta:editing-duration>PT2H20M40S</meta:editing-duration>
    <meta:editing-cycles>28</meta:editing-cycles>
    <meta:generator>LibreOffice/6.0.7.3$Linux_X86_64 LibreOffice_project/00m0$Build-3</meta:generator>
    <meta:document-statistic meta:table-count="0" meta:image-count="0" meta:object-count="0" meta:page-count="1" meta:paragraph-count="101" meta:word-count="941" meta:character-count="6470" meta:non-whitespace-character-count="5232"/>
  </office:meta>
</office:document-meta>
</file>